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/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<draw:custom-shape text:anchor-type="paragraph" draw:z-index="0" draw:name="Shape1" draw:style-name="gr4" draw:text-style-name="P73" svg:width="1.0189in" svg:height="0.9634in" svg:x="1.2484in" svg:y="0.03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6">နှုတ်ယူ</text:p>
            <text:p text:style-name="P66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5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6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ကုမ္ပဏီ/ဌာန/အဖွဲ့အစည်းအမည် <text:s/><text:user-field-get text:name="py3o.o.company_id.name">company_name</text:user-field-get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6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1:55.770000000</dc:date>
    <meta:editing-duration>P1DT19H34M35S</meta:editing-duration>
    <meta:editing-cycles>994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